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="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cm" fo:padding-top="0.05cm" fo:padding-bottom="0.05cm" fo:padding-left="0.05cm" fo:padding-right="0.05cm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587cm" fo:padding-top="0.05cm" fo:padding-bottom="0.05cm" fo:padding-left="0.05cm" fo:padding-right="0.05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svg:stroke-width="0.2cm" svg:stroke-color="#333333" draw:marker-start-width="0.35cm" draw:marker-end-width="0.35cm" draw:fill="solid" draw:fill-color="#4c4c4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55cm" fo:padding-top="0.05cm" fo:padding-bottom="0.05cm" fo:padding-left="0.05cm" fo:padding-right="0.05cm"/>
    </style:style>
    <style:style style:name="gr12" style:family="graphic" style:parent-style-name="standard">
      <style:graphic-properties svg:stroke-width="0.1cm" svg:stroke-color="#0000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549cm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316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6633" draw:fill="none" draw:fill-color="#333333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.65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ff00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ff00" draw:fill="solid" draw:fill-color="#355e0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fo:min-height="0.317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0000" draw:fill="solid" draw:fill-color="#355e00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6633" draw:fill="none" draw:fill-color="#355e00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ff00" draw:marker-start-width="0.335cm" draw:marker-end-width="0.335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000000" draw:fill="none" draw:fill-color="#ffffff" fo:min-height="0.295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cm" svg:stroke-color="#000000" draw:fill="none" draw:fill-color="#ffffff" draw:textarea-vertical-align="middle" fo:min-height="0.295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color="#ffffff" fo:font-size="14pt" style:font-size-asian="14pt" style:font-size-complex="14pt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1.29cm" svg:y="-5cm"/>
          <draw:glue-point draw:id="5" svg:x="1.29cm" svg:y="-5cm"/>
          <draw:custom-shape draw:style-name="gr1" draw:text-style-name="P1" draw:layer="layout" svg:width="1.452cm" svg:height="1.452cm" svg:x="6.074cm" svg:y="20.074cm">
            <text:p text:style-name="P1">+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526cm" svg:y1="20.8cm" svg:x2="8.3cm" svg:y2="20.8cm">
            <text:p/>
          </draw:line>
          <draw:line draw:style-name="gr2" draw:text-style-name="P1" draw:layer="layout" svg:x1="5.3cm" svg:y1="20.8cm" svg:x2="6.074cm" svg:y2="20.8cm">
            <text:p/>
          </draw:line>
          <draw:line draw:style-name="gr2" draw:text-style-name="P1" draw:layer="layout" svg:x1="6.413cm" svg:y1="20.074cm" svg:x2="6.413cm" svg:y2="19.3cm">
            <text:p/>
          </draw:line>
          <draw:line draw:style-name="gr2" draw:text-style-name="P1" draw:layer="layout" svg:x1="7.187cm" svg:y1="20.074cm" svg:x2="7.187cm" svg:y2="19.3cm">
            <text:p/>
          </draw:line>
          <draw:line draw:style-name="gr2" draw:text-style-name="P1" draw:layer="layout" svg:x1="6.8cm" svg:y1="22.3cm" svg:x2="6.8cm" svg:y2="21.526cm">
            <text:p/>
          </draw:line>
          <draw:frame draw:style-name="gr3" draw:text-style-name="P2" draw:layer="layout" svg:width="1.5cm" svg:height="0.601cm" svg:x="6cm" svg:y="20.899cm">
            <draw:text-box>
              <text:p text:style-name="P1"><text:span text:style-name="T1">1 Bit Full- Adder</text:span></text:p>
            </draw:text-box>
          </draw:frame>
        </draw:g>
        <draw:g>
          <draw:glue-point draw:id="4" svg:x="-1.194cm" svg:y="-5.084cm"/>
          <draw:glue-point draw:id="5" svg:x="2.345cm" svg:y="-5.084cm"/>
          <draw:glue-point draw:id="6" svg:x="0.575cm" svg:y="5cm"/>
          <draw:glue-point draw:id="7" svg:x="-5.029cm" svg:y="0.12cm"/>
          <draw:custom-shape draw:style-name="gr4" draw:text-style-name="P1" draw:layer="layout" svg:width="2.655cm" svg:height="1.464cm" svg:x="11.045cm" svg:y="22.45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11.842cm" svg:y1="22.456cm" svg:x2="11.842cm" svg:y2="21.7cm">
            <text:p/>
          </draw:line>
          <draw:line draw:style-name="gr2" draw:text-style-name="P1" draw:layer="layout" svg:x1="12.904cm" svg:y1="22.456cm" svg:x2="12.904cm" svg:y2="21.7cm">
            <text:p/>
          </draw:line>
          <draw:line draw:style-name="gr2" draw:text-style-name="P1" draw:layer="layout" svg:x1="12.373cm" svg:y1="24.7cm" svg:x2="12.373cm" svg:y2="23.944cm">
            <text:p/>
          </draw:line>
          <draw:line draw:style-name="gr2" draw:text-style-name="P1" draw:layer="layout" svg:x1="10.7cm" svg:y1="23.246cm" svg:x2="11.385cm" svg:y2="23.246cm">
            <text:p/>
          </draw:line>
          <draw:frame draw:style-name="gr3" draw:text-style-name="P2" draw:layer="layout" svg:width="1.7cm" svg:height="0.6cm" svg:x="11.5cm" svg:y="23.5cm">
            <draw:text-box>
              <text:p text:style-name="P1"><text:span text:style-name="T1">Mux 2 - 1</text:span></text:p>
            </draw:text-box>
          </draw:frame>
        </draw:g>
        <draw:g>
          <draw:glue-point draw:id="4" svg:x="-5.068cm" svg:y="-3.626cm"/>
          <draw:glue-point draw:id="5" svg:x="-5.068cm" svg:y="0.686cm"/>
          <draw:glue-point draw:id="6" svg:x="5cm" svg:y="-3.626cm"/>
          <draw:glue-point draw:id="7" svg:x="5cm" svg:y="3.672cm"/>
          <draw:custom-shape draw:style-name="gr5" draw:text-style-name="P1" draw:layer="layout" svg:width="2.2cm" svg:height="3cm" svg:x="5.874cm" svg:y="25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0.6cm" svg:height="0.813cm" svg:x="7.474cm" svg:y="25cm">
            <draw:text-box>
              <text:p>Q</text:p>
            </draw:text-box>
          </draw:frame>
          <draw:frame draw:style-name="gr6" draw:layer="layout" svg:width="0.6cm" svg:height="0.813cm" svg:x="7.474cm" svg:y="27.201cm">
            <draw:text-box>
              <text:p>Q</text:p>
            </draw:text-box>
          </draw:frame>
          <draw:line draw:style-name="gr7" draw:text-style-name="P1" draw:layer="layout" svg:x1="7.474cm" svg:y1="27.2cm" svg:x2="7.974cm" svg:y2="27.2cm">
            <text:p/>
          </draw:line>
          <draw:frame draw:style-name="gr6" draw:layer="layout" svg:width="0.6cm" svg:height="0.813cm" svg:x="5.874cm" svg:y="25.001cm">
            <draw:text-box>
              <text:p>D</text:p>
            </draw:text-box>
          </draw:frame>
          <draw:custom-shape draw:style-name="gr4" draw:text-style-name="P1" draw:layer="layout" svg:width="0.7cm" svg:height="0.7cm" draw:transform="rotate (-1.57079632679579) translate (6.574cm 26.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5.1cm" svg:y1="25.414cm" svg:x2="5.874cm" svg:y2="25.414cm">
            <text:p/>
          </draw:line>
          <draw:line draw:style-name="gr2" draw:text-style-name="P1" draw:layer="layout" svg:x1="8.1cm" svg:y1="25.414cm" svg:x2="8.874cm" svg:y2="25.414cm">
            <text:p/>
          </draw:line>
          <draw:line draw:style-name="gr2" draw:text-style-name="P1" draw:layer="layout" svg:x1="5.1cm" svg:y1="26.714cm" svg:x2="5.874cm" svg:y2="26.714cm">
            <text:p/>
          </draw:line>
          <draw:line draw:style-name="gr2" draw:text-style-name="P1" draw:layer="layout" svg:x1="8.1cm" svg:y1="27.614cm" svg:x2="8.874cm" svg:y2="27.614cm">
            <text:p/>
          </draw:line>
          <draw:frame draw:style-name="gr8" draw:text-style-name="P2" draw:layer="layout" svg:width="1.7cm" svg:height="0.75cm" svg:x="6.074cm" svg:y="27.564cm">
            <draw:text-box>
              <text:p text:style-name="P1"><text:span text:style-name="T1">Flip-Flop D</text:span></text:p>
            </draw:text-box>
          </draw:frame>
        </draw:g>
        <draw:g>
          <draw:glue-point draw:id="4" svg:x="3.624cm" svg:y="-5cm"/>
          <draw:glue-point draw:id="5" svg:x="-0.684cm" svg:y="-5cm"/>
          <draw:glue-point draw:id="6" svg:x="3.624cm" svg:y="5cm"/>
          <draw:glue-point draw:id="7" svg:x="-3.671cm" svg:y="5cm"/>
          <draw:custom-shape draw:style-name="gr5" draw:text-style-name="P1" draw:layer="layout" svg:width="2.2cm" svg:height="3cm" svg:x="12.648cm" svg:y="2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0.674cm" svg:height="0.687cm" svg:x="14.174cm" svg:y="25.362cm">
            <draw:text-box>
              <text:p><text:span text:style-name="T2">D3</text:span></text:p>
            </draw:text-box>
          </draw:frame>
          <draw:frame draw:style-name="gr6" draw:text-style-name="P3" draw:layer="layout" svg:width="0.674cm" svg:height="0.687cm" svg:x="14.174cm" svg:y="27.564cm">
            <draw:text-box>
              <text:p><text:span text:style-name="T2">D0</text:span></text:p>
            </draw:text-box>
          </draw:frame>
          <draw:frame draw:style-name="gr6" draw:layer="layout" svg:width="0.6cm" svg:height="1.525cm" svg:x="12.648cm" svg:y="24.946cm">
            <draw:text-box>
              <text:p>S0</text:p>
            </draw:text-box>
          </draw:frame>
          <draw:line draw:style-name="gr2" draw:text-style-name="P1" draw:layer="layout" svg:x1="11.874cm" svg:y1="25.714cm" svg:x2="12.648cm" svg:y2="25.714cm">
            <text:p/>
          </draw:line>
          <draw:line draw:style-name="gr2" draw:text-style-name="P1" draw:layer="layout" svg:x1="14.874cm" svg:y1="25.714cm" svg:x2="15.648cm" svg:y2="25.714cm">
            <text:p/>
          </draw:line>
          <draw:line draw:style-name="gr2" draw:text-style-name="P1" draw:layer="layout" svg:x1="11.874cm" svg:y1="27.014cm" svg:x2="12.648cm" svg:y2="27.014cm">
            <text:p/>
          </draw:line>
          <draw:line draw:style-name="gr2" draw:text-style-name="P1" draw:layer="layout" svg:x1="14.874cm" svg:y1="27.914cm" svg:x2="15.648cm" svg:y2="27.914cm">
            <text:p/>
          </draw:line>
          <draw:frame draw:style-name="gr6" draw:layer="layout" svg:width="0.6cm" svg:height="1.525cm" svg:x="12.648cm" svg:y="26.347cm">
            <draw:text-box>
              <text:p>S1</text:p>
            </draw:text-box>
          </draw:frame>
          <draw:frame draw:style-name="gr6" draw:text-style-name="P3" draw:layer="layout" svg:width="0.674cm" svg:height="0.687cm" svg:x="14.174cm" svg:y="26.064cm">
            <draw:text-box>
              <text:p><text:span text:style-name="T2">D2</text:span></text:p>
            </draw:text-box>
          </draw:frame>
          <draw:line draw:style-name="gr2" draw:text-style-name="P1" draw:layer="layout" svg:x1="14.874cm" svg:y1="26.415cm" svg:x2="15.648cm" svg:y2="26.415cm">
            <text:p/>
          </draw:line>
          <draw:frame draw:style-name="gr6" draw:text-style-name="P3" draw:layer="layout" svg:width="0.674cm" svg:height="0.687cm" svg:x="14.174cm" svg:y="26.864cm">
            <draw:text-box>
              <text:p><text:span text:style-name="T2">D1</text:span></text:p>
            </draw:text-box>
          </draw:frame>
          <draw:line draw:style-name="gr2" draw:text-style-name="P1" draw:layer="layout" svg:x1="14.874cm" svg:y1="27.215cm" svg:x2="15.648cm" svg:y2="27.215cm">
            <text:p/>
          </draw:line>
          <draw:frame draw:style-name="gr3" draw:text-style-name="P2" draw:layer="layout" svg:width="1.7cm" svg:height="0.6cm" svg:x="12.574cm" svg:y="27.914cm">
            <draw:text-box>
              <text:p text:style-name="P1"><text:span text:style-name="T1">decoder 2 - 4</text:span></text:p>
            </draw:text-box>
          </draw:frame>
        </draw:g>
        <draw:g>
          <draw:custom-shape draw:style-name="gr9" draw:text-style-name="P1" draw:layer="layout" svg:width="9.971cm" svg:height="8.727cm" svg:x="3.888cm" svg:y="2.157cm">
            <text:p/>
            <draw:enhanced-geometry svg:viewBox="0 0 21600 21600" draw:type="rectangle" draw:enhanced-path="M 0 0 L 21600 0 21600 21600 0 21600 0 0 Z N"/>
          </draw:custom-shape>
          <draw:g draw:id="id1">
            <draw:glue-point draw:id="4" svg:x="-1.29cm" svg:y="-5cm"/>
            <draw:glue-point draw:id="5" svg:x="1.29cm" svg:y="-5cm"/>
            <draw:custom-shape draw:style-name="gr1" draw:text-style-name="P1" draw:layer="layout" svg:width="1.032cm" svg:height="1.031cm" svg:x="5.54cm" svg:y="6.678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6.572cm" svg:y1="7.194cm" svg:x2="7.122cm" svg:y2="7.194cm">
              <text:p/>
            </draw:line>
            <draw:line draw:style-name="gr2" draw:text-style-name="P1" draw:layer="layout" svg:x1="4.989cm" svg:y1="7.194cm" svg:x2="5.539cm" svg:y2="7.194cm">
              <text:p/>
            </draw:line>
            <draw:line draw:style-name="gr2" draw:text-style-name="P1" draw:layer="layout" svg:x1="5.78cm" svg:y1="6.678cm" svg:x2="5.78cm" svg:y2="6.128cm">
              <text:p/>
            </draw:line>
            <draw:line draw:style-name="gr2" draw:text-style-name="P1" draw:layer="layout" svg:x1="6.331cm" svg:y1="6.678cm" svg:x2="6.331cm" svg:y2="6.128cm">
              <text:p/>
            </draw:line>
            <draw:line draw:style-name="gr2" draw:text-style-name="P1" draw:layer="layout" svg:x1="6.056cm" svg:y1="8.26cm" svg:x2="6.056cm" svg:y2="7.71cm">
              <text:p/>
            </draw:line>
          </draw:g>
          <draw:g draw:id="id11">
            <draw:glue-point draw:id="4" svg:x="-1.185cm" svg:y="-4.986cm"/>
            <draw:glue-point draw:id="5" svg:x="2.333cm" svg:y="-4.986cm"/>
            <draw:glue-point draw:id="6" svg:x="0.562cm" svg:y="4.986cm"/>
            <draw:glue-point draw:id="7" svg:x="-5cm" svg:y="0.105cm"/>
            <draw:custom-shape draw:style-name="gr4" draw:text-style-name="P1" draw:layer="layout" svg:width="1.195cm" svg:height="0.554cm" svg:x="8.884cm" svg:y="3.946cm">
              <text:p/>
    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" draw:text-style-name="P1" draw:layer="layout" svg:x1="9.243cm" svg:y1="3.946cm" svg:x2="9.243cm" svg:y2="3.66cm">
              <text:p/>
            </draw:line>
            <draw:line draw:style-name="gr2" draw:text-style-name="P1" draw:layer="layout" svg:x1="9.721cm" svg:y1="3.946cm" svg:x2="9.721cm" svg:y2="3.66cm">
              <text:p/>
            </draw:line>
            <draw:line draw:style-name="gr2" draw:text-style-name="P1" draw:layer="layout" svg:x1="9.482cm" svg:y1="4.797cm" svg:x2="9.482cm" svg:y2="4.511cm">
              <text:p/>
            </draw:line>
            <draw:line draw:style-name="gr2" draw:text-style-name="P1" draw:layer="layout" svg:x1="8.729cm" svg:y1="4.246cm" svg:x2="9.037cm" svg:y2="4.246cm">
              <text:p/>
            </draw:line>
          </draw:g>
          <draw:g draw:id="id2">
            <draw:glue-point draw:id="4" svg:x="-1.29cm" svg:y="-5cm"/>
            <draw:glue-point draw:id="5" svg:x="1.29cm" svg:y="-5cm"/>
            <draw:custom-shape draw:style-name="gr1" draw:text-style-name="P1" draw:layer="layout" svg:width="1.033cm" svg:height="1.031cm" svg:x="10.018cm" svg:y="6.678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1.05cm" svg:y1="7.194cm" svg:x2="11.6cm" svg:y2="7.194cm">
              <text:p/>
            </draw:line>
            <draw:line draw:style-name="gr2" draw:text-style-name="P1" draw:layer="layout" svg:x1="9.468cm" svg:y1="7.194cm" svg:x2="10.018cm" svg:y2="7.194cm">
              <text:p/>
            </draw:line>
            <draw:line draw:style-name="gr2" draw:text-style-name="P1" draw:layer="layout" svg:x1="10.259cm" svg:y1="6.678cm" svg:x2="10.259cm" svg:y2="6.128cm">
              <text:p/>
            </draw:line>
            <draw:line draw:style-name="gr2" draw:text-style-name="P1" draw:layer="layout" svg:x1="10.809cm" svg:y1="6.678cm" svg:x2="10.809cm" svg:y2="6.128cm">
              <text:p/>
            </draw:line>
            <draw:line draw:style-name="gr2" draw:text-style-name="P1" draw:layer="layout" svg:x1="10.534cm" svg:y1="8.26cm" svg:x2="10.534cm" svg:y2="7.71cm">
              <text:p/>
            </draw:line>
          </draw:g>
          <draw:connector draw:style-name="gr10" draw:text-style-name="P1" draw:layer="layout" svg:x1="7.122cm" svg:y1="7.194cm" svg:x2="9.468cm" svg:y2="7.194cm" draw:start-shape="id1" draw:start-glue-point="1" draw:end-shape="id2" draw:end-glue-point="3" svg:d="m7122 7194h2346">
            <text:p/>
          </draw:connector>
          <draw:g draw:id="id3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4.966cm" svg:y="-3.151cm"/>
            <draw:glue-point draw:id="11" svg:x="4.996cm" svg:y="3.155cm"/>
            <draw:glue-point draw:id="12" svg:x="-5.007cm" svg:y="0.574cm"/>
            <draw:glue-point draw:id="13" svg:x="-4.835cm" svg:y="0.565cm"/>
            <draw:custom-shape draw:style-name="gr5" draw:text-style-name="P1" draw:layer="layout" svg:width="1.118cm" svg:height="1.525cm" svg:x="6.592cm" svg:y="8.7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4" draw:layer="layout" svg:width="0.305cm" svg:height="0.65cm" svg:x="7.405cm" svg:y="8.621cm">
              <draw:text-box>
                <text:p><text:span text:style-name="T3">Q</text:span></text:p>
              </draw:text-box>
            </draw:frame>
            <draw:frame draw:style-name="gr11" draw:text-style-name="P4" draw:layer="layout" svg:width="0.305cm" svg:height="0.65cm" svg:x="7.405cm" svg:y="9.739cm">
              <draw:text-box>
                <text:p><text:span text:style-name="T3">Q</text:span></text:p>
              </draw:text-box>
            </draw:frame>
            <draw:line draw:style-name="gr7" draw:text-style-name="P1" draw:layer="layout" svg:x1="7.405cm" svg:y1="9.858cm" svg:x2="7.659cm" svg:y2="9.858cm">
              <text:p/>
            </draw:line>
            <draw:frame draw:style-name="gr11" draw:text-style-name="P4" draw:layer="layout" svg:width="0.305cm" svg:height="0.65cm" svg:x="6.592cm" svg:y="8.621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7cm" svg:height="0.355cm" draw:transform="rotate (-1.57079632679579) translate (6.947cm 9.45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6.198cm" svg:y1="8.949cm" svg:x2="6.592cm" svg:y2="8.949cm">
              <text:p/>
            </draw:line>
            <draw:line draw:style-name="gr2" draw:text-style-name="P1" draw:layer="layout" svg:x1="7.724cm" svg:y1="8.949cm" svg:x2="8.118cm" svg:y2="8.949cm">
              <text:p/>
            </draw:line>
            <draw:line draw:style-name="gr2" draw:text-style-name="P1" draw:layer="layout" svg:x1="6.198cm" svg:y1="9.61cm" svg:x2="6.592cm" svg:y2="9.61cm">
              <text:p/>
            </draw:line>
            <draw:line draw:style-name="gr2" draw:text-style-name="P1" draw:layer="layout" svg:x1="7.724cm" svg:y1="10.068cm" svg:x2="8.118cm" svg:y2="10.068cm">
              <text:p/>
            </draw:line>
          </draw:g>
          <draw:connector draw:style-name="gr12" draw:text-style-name="P1" draw:layer="layout" svg:x1="6.055cm" svg:y1="8.26cm" svg:x2="6.209cm" svg:y2="8.947cm" draw:start-shape="id1" draw:start-glue-point="2" draw:end-shape="id3" draw:end-glue-point="9" svg:d="m6055 8260v687h154">
            <text:p/>
          </draw:connector>
          <draw:g draw:id="id4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5.014cm" svg:y="-3.183cm"/>
            <draw:glue-point draw:id="11" svg:x="4.985cm" svg:y="3.155cm"/>
            <draw:glue-point draw:id="12" svg:x="-4.992cm" svg:y="0.542cm"/>
            <draw:glue-point draw:id="13" svg:x="-4.75cm" svg:y="0.627cm"/>
            <draw:custom-shape draw:style-name="gr5" draw:text-style-name="P1" draw:layer="layout" svg:width="1.118cm" svg:height="1.524cm" svg:x="11.144cm" svg:y="8.7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4" draw:layer="layout" svg:width="0.304cm" svg:height="0.649cm" svg:x="11.958cm" svg:y="8.596cm">
              <draw:text-box>
                <text:p><text:span text:style-name="T3">Q</text:span></text:p>
              </draw:text-box>
            </draw:frame>
            <draw:frame draw:style-name="gr11" draw:text-style-name="P4" draw:layer="layout" svg:width="0.304cm" svg:height="0.65cm" svg:x="11.958cm" svg:y="9.714cm">
              <draw:text-box>
                <text:p><text:span text:style-name="T3">Q</text:span></text:p>
              </draw:text-box>
            </draw:frame>
            <draw:line draw:style-name="gr7" draw:text-style-name="P1" draw:layer="layout" svg:x1="11.958cm" svg:y1="9.832cm" svg:x2="12.212cm" svg:y2="9.832cm">
              <text:p/>
            </draw:line>
            <draw:frame draw:style-name="gr13" draw:text-style-name="P4" draw:layer="layout" svg:width="0.305cm" svg:height="0.649cm" svg:x="11.144cm" svg:y="8.596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6cm" svg:height="0.355cm" draw:transform="rotate (-1.57079632679579) translate (11.499cm 9.425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75cm" svg:y1="8.924cm" svg:x2="11.144cm" svg:y2="8.924cm">
              <text:p/>
            </draw:line>
            <draw:line draw:style-name="gr2" draw:text-style-name="P1" draw:layer="layout" svg:x1="12.276cm" svg:y1="8.924cm" svg:x2="12.67cm" svg:y2="8.924cm">
              <text:p/>
            </draw:line>
            <draw:line draw:style-name="gr2" draw:text-style-name="P1" draw:layer="layout" svg:x1="10.75cm" svg:y1="9.585cm" svg:x2="11.144cm" svg:y2="9.585cm">
              <text:p/>
            </draw:line>
            <draw:line draw:style-name="gr2" draw:text-style-name="P1" draw:layer="layout" svg:x1="12.276cm" svg:y1="10.043cm" svg:x2="12.67cm" svg:y2="10.043cm">
              <text:p/>
            </draw:line>
          </draw:g>
          <draw:connector draw:style-name="gr12" draw:text-style-name="P1" draw:layer="layout" svg:x1="10.534cm" svg:y1="8.26cm" svg:x2="10.761cm" svg:y2="8.922cm" draw:start-shape="id2" draw:start-glue-point="2" draw:end-shape="id4" draw:end-glue-point="9" svg:d="m10534 8260v662h227">
            <text:p/>
          </draw:connector>
          <draw:frame draw:style-name="gr14" draw:text-style-name="P5" draw:layer="layout" svg:width="1.292cm" svg:height="0.838cm" svg:x="11.232cm" svg:y="6.782cm">
            <draw:text-box>
              <text:p text:style-name="P1"><text:span text:style-name="T4">0</text:span></text:p>
            </draw:text-box>
          </draw:frame>
          <draw:line draw:style-name="gr2" draw:text-style-name="P1" draw:id="id12" draw:layer="layout" svg:x1="11.115cm" svg:y1="2.215cm" svg:x2="11.119cm" svg:y2="1.351cm">
            <text:p/>
          </draw:line>
          <draw:custom-shape draw:style-name="gr4" draw:text-style-name="P1" draw:id="id5" draw:layer="layout" svg:width="1cm" svg:height="1cm" draw:transform="rotate (-1.57079632679579) translate (4.95cm 8.2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" draw:layer="layout" svg:x1="4.95cm" svg:y1="8.79cm" svg:x2="6.23cm" svg:y2="9.604cm" draw:start-shape="id5" draw:start-glue-point="1" draw:end-shape="id3" draw:end-glue-point="13" svg:d="m4950 8790h624v814h656">
            <text:p/>
          </draw:connector>
          <draw:frame draw:style-name="gr16" draw:text-style-name="P6" draw:layer="layout" svg:width="1.731cm" svg:height="1.063cm" svg:x="10.275cm" svg:y="2.036cm">
            <draw:text-box>
              <text:p><text:span text:style-name="T5">C E</text:span></text:p>
            </draw:text-box>
          </draw:frame>
          <draw:line draw:style-name="gr2" draw:text-style-name="P1" draw:layer="layout" svg:x1="3.048cm" svg:y1="8.801cm" svg:x2="3.912cm" svg:y2="8.801cm">
            <text:p/>
          </draw:line>
          <draw:g draw:id="id6">
            <draw:glue-point draw:id="4" svg:x="-1.29cm" svg:y="-5cm"/>
            <draw:glue-point draw:id="5" svg:x="1.29cm" svg:y="-5cm"/>
            <draw:custom-shape draw:style-name="gr1" draw:text-style-name="P1" draw:layer="layout" svg:width="1.032cm" svg:height="1.031cm" svg:x="5.541cm" svg:y="6.678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6.573cm" svg:y1="7.194cm" svg:x2="7.123cm" svg:y2="7.194cm">
              <text:p/>
            </draw:line>
            <draw:line draw:style-name="gr2" draw:text-style-name="P1" draw:layer="layout" svg:x1="4.99cm" svg:y1="7.194cm" svg:x2="5.54cm" svg:y2="7.194cm">
              <text:p/>
            </draw:line>
            <draw:line draw:style-name="gr2" draw:text-style-name="P1" draw:layer="layout" svg:x1="5.781cm" svg:y1="6.678cm" svg:x2="5.781cm" svg:y2="6.128cm">
              <text:p/>
            </draw:line>
            <draw:line draw:style-name="gr2" draw:text-style-name="P1" draw:layer="layout" svg:x1="6.332cm" svg:y1="6.678cm" svg:x2="6.332cm" svg:y2="6.128cm">
              <text:p/>
            </draw:line>
            <draw:line draw:style-name="gr2" draw:text-style-name="P1" draw:layer="layout" svg:x1="6.057cm" svg:y1="8.26cm" svg:x2="6.057cm" svg:y2="7.71cm">
              <text:p/>
            </draw:line>
          </draw:g>
          <draw:g draw:id="id7">
            <draw:glue-point draw:id="4" svg:x="-1.29cm" svg:y="-5cm"/>
            <draw:glue-point draw:id="5" svg:x="1.29cm" svg:y="-5cm"/>
            <draw:custom-shape draw:style-name="gr1" draw:text-style-name="P1" draw:layer="layout" svg:width="1.033cm" svg:height="1.031cm" svg:x="10.019cm" svg:y="6.678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1.051cm" svg:y1="7.194cm" svg:x2="11.601cm" svg:y2="7.194cm">
              <text:p/>
            </draw:line>
            <draw:line draw:style-name="gr2" draw:text-style-name="P1" draw:layer="layout" svg:x1="9.469cm" svg:y1="7.194cm" svg:x2="10.019cm" svg:y2="7.194cm">
              <text:p/>
            </draw:line>
            <draw:line draw:style-name="gr2" draw:text-style-name="P1" draw:layer="layout" svg:x1="10.26cm" svg:y1="6.678cm" svg:x2="10.26cm" svg:y2="6.128cm">
              <text:p/>
            </draw:line>
            <draw:line draw:style-name="gr2" draw:text-style-name="P1" draw:layer="layout" svg:x1="10.81cm" svg:y1="6.678cm" svg:x2="10.81cm" svg:y2="6.128cm">
              <text:p/>
            </draw:line>
            <draw:line draw:style-name="gr2" draw:text-style-name="P1" draw:layer="layout" svg:x1="10.535cm" svg:y1="8.26cm" svg:x2="10.535cm" svg:y2="7.71cm">
              <text:p/>
            </draw:line>
          </draw:g>
          <draw:connector draw:style-name="gr10" draw:text-style-name="P1" draw:layer="layout" svg:x1="7.123cm" svg:y1="7.194cm" svg:x2="9.469cm" svg:y2="7.194cm" draw:start-shape="id6" draw:start-glue-point="1" draw:end-shape="id7" draw:end-glue-point="3" svg:d="m7123 7194h2346">
            <text:p/>
          </draw:connector>
          <draw:g draw:id="id8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4.966cm" svg:y="-3.151cm"/>
            <draw:glue-point draw:id="11" svg:x="4.996cm" svg:y="3.155cm"/>
            <draw:glue-point draw:id="12" svg:x="-5.007cm" svg:y="0.574cm"/>
            <draw:glue-point draw:id="13" svg:x="-4.835cm" svg:y="0.565cm"/>
            <draw:custom-shape draw:style-name="gr5" draw:text-style-name="P1" draw:layer="layout" svg:width="1.118cm" svg:height="1.525cm" svg:x="6.593cm" svg:y="8.73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4" draw:layer="layout" svg:width="0.305cm" svg:height="0.65cm" svg:x="7.406cm" svg:y="8.621cm">
              <draw:text-box>
                <text:p><text:span text:style-name="T3">Q</text:span></text:p>
              </draw:text-box>
            </draw:frame>
            <draw:frame draw:style-name="gr11" draw:text-style-name="P4" draw:layer="layout" svg:width="0.305cm" svg:height="0.65cm" svg:x="7.406cm" svg:y="9.739cm">
              <draw:text-box>
                <text:p><text:span text:style-name="T3">Q</text:span></text:p>
              </draw:text-box>
            </draw:frame>
            <draw:line draw:style-name="gr7" draw:text-style-name="P1" draw:layer="layout" svg:x1="7.406cm" svg:y1="9.858cm" svg:x2="7.66cm" svg:y2="9.858cm">
              <text:p/>
            </draw:line>
            <draw:frame draw:style-name="gr11" draw:text-style-name="P4" draw:layer="layout" svg:width="0.305cm" svg:height="0.65cm" svg:x="6.593cm" svg:y="8.621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7cm" svg:height="0.355cm" draw:transform="rotate (-1.57079632679579) translate (6.948cm 9.45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6.199cm" svg:y1="8.949cm" svg:x2="6.593cm" svg:y2="8.949cm">
              <text:p/>
            </draw:line>
            <draw:line draw:style-name="gr2" draw:text-style-name="P1" draw:layer="layout" svg:x1="7.725cm" svg:y1="8.949cm" svg:x2="8.119cm" svg:y2="8.949cm">
              <text:p/>
            </draw:line>
            <draw:line draw:style-name="gr2" draw:text-style-name="P1" draw:layer="layout" svg:x1="6.199cm" svg:y1="9.61cm" svg:x2="6.593cm" svg:y2="9.61cm">
              <text:p/>
            </draw:line>
            <draw:line draw:style-name="gr2" draw:text-style-name="P1" draw:layer="layout" svg:x1="7.725cm" svg:y1="10.068cm" svg:x2="8.119cm" svg:y2="10.068cm">
              <text:p/>
            </draw:line>
          </draw:g>
          <draw:connector draw:style-name="gr17" draw:text-style-name="P1" draw:layer="layout" svg:x1="6.056cm" svg:y1="8.26cm" svg:x2="6.21cm" svg:y2="8.947cm" draw:start-shape="id6" draw:start-glue-point="2" draw:end-shape="id8" draw:end-glue-point="9" svg:d="m6056 8260v687h154">
            <text:p/>
          </draw:connector>
          <draw:g draw:id="id9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5.014cm" svg:y="-3.183cm"/>
            <draw:glue-point draw:id="11" svg:x="4.985cm" svg:y="3.155cm"/>
            <draw:glue-point draw:id="12" svg:x="-4.992cm" svg:y="0.542cm"/>
            <draw:glue-point draw:id="13" svg:x="-4.75cm" svg:y="0.627cm"/>
            <draw:custom-shape draw:style-name="gr5" draw:text-style-name="P1" draw:layer="layout" svg:width="1.118cm" svg:height="1.524cm" svg:x="11.145cm" svg:y="8.7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4" draw:layer="layout" svg:width="0.304cm" svg:height="0.649cm" svg:x="11.959cm" svg:y="8.596cm">
              <draw:text-box>
                <text:p><text:span text:style-name="T3">Q</text:span></text:p>
              </draw:text-box>
            </draw:frame>
            <draw:frame draw:style-name="gr11" draw:text-style-name="P4" draw:layer="layout" svg:width="0.304cm" svg:height="0.65cm" svg:x="11.959cm" svg:y="9.714cm">
              <draw:text-box>
                <text:p><text:span text:style-name="T3">Q</text:span></text:p>
              </draw:text-box>
            </draw:frame>
            <draw:line draw:style-name="gr7" draw:text-style-name="P1" draw:layer="layout" svg:x1="11.959cm" svg:y1="9.832cm" svg:x2="12.213cm" svg:y2="9.832cm">
              <text:p/>
            </draw:line>
            <draw:frame draw:style-name="gr13" draw:text-style-name="P4" draw:layer="layout" svg:width="0.305cm" svg:height="0.649cm" svg:x="11.145cm" svg:y="8.596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6cm" svg:height="0.355cm" draw:transform="rotate (-1.57079632679579) translate (11.5cm 9.425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751cm" svg:y1="8.924cm" svg:x2="11.145cm" svg:y2="8.924cm">
              <text:p/>
            </draw:line>
            <draw:line draw:style-name="gr2" draw:text-style-name="P1" draw:layer="layout" svg:x1="12.277cm" svg:y1="8.924cm" svg:x2="12.671cm" svg:y2="8.924cm">
              <text:p/>
            </draw:line>
            <draw:line draw:style-name="gr2" draw:text-style-name="P1" draw:layer="layout" svg:x1="10.751cm" svg:y1="9.585cm" svg:x2="11.145cm" svg:y2="9.585cm">
              <text:p/>
            </draw:line>
            <draw:line draw:style-name="gr2" draw:text-style-name="P1" draw:layer="layout" svg:x1="12.277cm" svg:y1="10.043cm" svg:x2="12.671cm" svg:y2="10.043cm">
              <text:p/>
            </draw:line>
          </draw:g>
          <draw:connector draw:style-name="gr17" draw:text-style-name="P1" draw:layer="layout" svg:x1="10.535cm" svg:y1="8.26cm" svg:x2="10.762cm" svg:y2="8.922cm" draw:start-shape="id7" draw:start-glue-point="2" draw:end-shape="id9" draw:end-glue-point="9" svg:d="m10535 8260v662h227">
            <text:p/>
          </draw:connector>
          <draw:frame draw:style-name="gr14" draw:text-style-name="P5" draw:layer="layout" svg:width="1.292cm" svg:height="0.838cm" svg:x="11.233cm" svg:y="6.782cm">
            <draw:text-box>
              <text:p text:style-name="P1"><text:span text:style-name="T4">0</text:span></text:p>
            </draw:text-box>
          </draw:frame>
          <draw:custom-shape draw:style-name="gr4" draw:text-style-name="P1" draw:id="id10" draw:layer="layout" svg:width="1cm" svg:height="1cm" draw:transform="rotate (-1.57079632679579) translate (4.951cm 8.2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" draw:layer="layout" svg:x1="4.951cm" svg:y1="8.79cm" svg:x2="6.231cm" svg:y2="9.604cm" draw:start-shape="id10" draw:start-glue-point="1" draw:end-shape="id8" draw:end-glue-point="13" svg:d="m4951 8790h624v814h656">
            <text:p/>
          </draw:connector>
          <draw:line draw:style-name="gr2" draw:text-style-name="P1" draw:id="id14" draw:layer="layout" svg:x1="10.54cm" svg:y1="11.842cm" svg:x2="10.544cm" svg:y2="10.978cm">
            <text:p/>
          </draw:line>
          <draw:line draw:style-name="gr2" draw:text-style-name="P1" draw:id="id13" draw:layer="layout" svg:x1="9.44cm" svg:y1="11.858cm" svg:x2="9.444cm" svg:y2="10.994cm">
            <text:p/>
          </draw:line>
          <draw:line draw:style-name="gr2" draw:text-style-name="P1" draw:layer="layout" svg:x1="3.049cm" svg:y1="8.801cm" svg:x2="3.913cm" svg:y2="8.801cm">
            <text:p/>
          </draw:line>
          <draw:connector draw:style-name="gr18" draw:text-style-name="P1" draw:layer="layout" draw:line-skew="-0.035cm" svg:x1="9.479cm" svg:y1="4.794cm" svg:x2="10.81cm" svg:y2="6.128cm" draw:start-shape="id11" draw:start-glue-point="6" draw:end-shape="id7" draw:end-glue-point="5" svg:d="m9479 4794v634h1331v700">
            <text:p/>
          </draw:connector>
          <draw:connector draw:style-name="gr18" draw:text-style-name="P1" draw:layer="layout" svg:x1="11.117cm" svg:y1="2.215cm" svg:x2="6.331cm" svg:y2="6.128cm" draw:start-shape="id12" draw:start-glue-point="2" draw:end-shape="id6" draw:end-glue-point="5" svg:d="m11117 2215v1957h-4786v1956">
            <text:p/>
          </draw:connector>
          <draw:frame draw:style-name="gr19" draw:text-style-name="P5" draw:layer="layout" svg:width="1.29cm" svg:height="0.838cm" svg:x="8.638cm" svg:y="2.934cm">
            <draw:text-box>
              <text:p text:style-name="P1"><text:span text:style-name="T4">0</text:span></text:p>
            </draw:text-box>
          </draw:frame>
          <draw:frame draw:style-name="gr19" draw:text-style-name="P5" draw:layer="layout" svg:width="1.29cm" svg:height="0.838cm" svg:x="9.076cm" svg:y="2.944cm">
            <draw:text-box>
              <text:p text:style-name="P1"><text:span text:style-name="T4">1</text:span></text:p>
            </draw:text-box>
          </draw:frame>
          <draw:connector draw:style-name="gr20" draw:text-style-name="P1" draw:layer="layout" svg:x1="8.112cm" svg:y1="8.948cm" svg:x2="5.781cm" svg:y2="6.128cm" draw:start-shape="id8" draw:start-glue-point="10" draw:end-shape="id6" draw:end-glue-point="4" svg:d="m8112 8948h607v-3420h-2938v600">
            <text:p/>
          </draw:connector>
          <draw:connector draw:style-name="gr20" draw:text-style-name="P1" draw:layer="layout" svg:x1="12.671cm" svg:y1="8.918cm" svg:x2="10.26cm" svg:y2="6.128cm" draw:start-shape="id9" draw:start-glue-point="10" draw:end-shape="id7" draw:end-glue-point="4" svg:d="m12671 8918h600v-3390h-3011v600">
            <text:p/>
          </draw:connector>
          <draw:frame draw:style-name="gr14" draw:text-style-name="P5" draw:layer="layout" svg:width="1.292cm" svg:height="0.838cm" svg:x="11.233cm" svg:y="6.782cm">
            <draw:text-box>
              <text:p text:style-name="P1"><text:span text:style-name="T4">0</text:span></text:p>
            </draw:text-box>
          </draw:frame>
          <draw:frame draw:style-name="gr14" draw:text-style-name="P7" draw:layer="layout" svg:width="1.292cm" svg:height="0.681cm" svg:x="3.675cm" svg:y="6.846cm">
            <draw:text-box>
              <text:p text:style-name="P1"><text:span text:style-name="T6">Cout</text:span></text:p>
            </draw:text-box>
          </draw:frame>
          <draw:connector draw:style-name="gr18" draw:text-style-name="P1" draw:layer="layout" svg:x1="8.112cm" svg:y1="8.948cm" svg:x2="9.442cm" svg:y2="10.994cm" draw:start-shape="id8" draw:start-glue-point="10" draw:end-shape="id13" draw:end-glue-point="0" svg:d="m8112 8948h1330v2046">
            <text:p/>
          </draw:connector>
          <draw:connector draw:style-name="gr18" draw:text-style-name="P1" draw:layer="layout" svg:x1="12.671cm" svg:y1="8.918cm" svg:x2="10.542cm" svg:y2="10.978cm" draw:start-shape="id9" draw:start-glue-point="10" draw:end-shape="id14" draw:end-glue-point="0" svg:d="m12671 8918h600v-822h-2729v2882">
            <text:p/>
          </draw:connector>
          <draw:polyline draw:style-name="gr21" draw:text-style-name="P1" draw:layer="layout" svg:width="5.831cm" svg:height="1.758cm" svg:x="4.932cm" svg:y="8.788cm" svg:viewBox="0 0 5832 1759" draw:points="0,0 629,8 637,1759 5155,1759 5163,782 5832,790">
            <text:p/>
          </draw:polyline>
          <draw:frame draw:style-name="gr16" draw:text-style-name="P8" draw:layer="layout" svg:width="1.694cm" svg:height="1.004cm" svg:x="8.662cm" svg:y="9.576cm">
            <draw:text-box>
              <text:p><text:span text:style-name="T7">Q 1</text:span></text:p>
            </draw:text-box>
          </draw:frame>
          <draw:frame draw:style-name="gr16" draw:text-style-name="P8" draw:layer="layout" svg:width="1.694cm" svg:height="1.004cm" svg:x="9.922cm" svg:y="9.59cm">
            <draw:text-box>
              <text:p><text:span text:style-name="T7">Q 0</text:span></text:p>
            </draw:text-box>
          </draw:frame>
          <draw:connector draw:style-name="gr22" draw:text-style-name="P1" draw:layer="layout" svg:x1="11.117cm" svg:y1="2.215cm" svg:x2="8.729cm" svg:y2="4.239cm" draw:start-shape="id12" draw:start-glue-point="2" draw:end-shape="id11" draw:end-glue-point="7" svg:d="m11117 2215v723h-2988v1301h600">
            <text:p/>
          </draw:connector>
        </draw:g>
        <draw:g>
          <draw:custom-shape draw:style-name="gr23" draw:text-style-name="P1" draw:layer="layout" svg:width="3.724cm" svg:height="2.186cm" svg:x="3.724cm" svg:y="13.12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cm" svg:height="1cm" draw:transform="rotate (-1.57079632679579) translate (4.721cm 14.25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4" draw:text-style-name="P9" draw:layer="layout" svg:width="1.063cm" svg:height="0.724cm" svg:x="6.377cm" svg:y="13.149cm">
            <draw:text-box>
              <text:p text:style-name="P9"><text:span text:style-name="T8">En</text:span></text:p>
            </draw:text-box>
          </draw:frame>
          <draw:frame draw:style-name="gr25" draw:text-style-name="P9" draw:layer="layout" svg:width="0.793cm" svg:height="0.574cm" svg:x="6.623cm" svg:y="14.744cm">
            <draw:text-box>
              <text:p text:style-name="P9"><text:span text:style-name="T8">Q</text:span><text:span text:style-name="T1">0</text:span></text:p>
            </draw:text-box>
          </draw:frame>
          <draw:frame draw:style-name="gr25" draw:text-style-name="P9" draw:layer="layout" svg:width="0.793cm" svg:height="0.574cm" svg:x="5.813cm" svg:y="14.74cm">
            <draw:text-box>
              <text:p text:style-name="P9"><text:span text:style-name="T8">Q</text:span><text:span text:style-name="T1">1</text:span></text:p>
            </draw:text-box>
          </draw:frame>
          <draw:frame draw:style-name="gr25" draw:text-style-name="P9" draw:layer="layout" svg:width="0.793cm" svg:height="0.574cm" svg:x="5.038cm" svg:y="14.743cm">
            <draw:text-box>
              <text:p text:style-name="P9"><text:span text:style-name="T8">Q</text:span><text:span text:style-name="T1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8T12:22:36.87</meta:creation-date>
    <dc:date>2009-05-18T09:51:15.19</dc:date>
    <meta:editing-duration>PT01H38M58S</meta:editing-duration>
    <meta:editing-cycles>19</meta:editing-cycles>
    <meta:generator>OpenOffice.org/3.0$Win32 OpenOffice.org_project/300m15$Build-9379</meta:generator>
    <meta:document-statistic meta:object-count="161"/>
    <meta:user-defined meta:name="Info 1"/>
    <meta:user-defined meta:name="Info 2"/>
    <meta:user-defined meta:name="Info 3"/>
    <meta:user-defined meta:name="Info 4"/>
  </office:meta>
</office:document-meta>
</file>